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80721" officeooo:paragraph-rsid="00180721" style:font-size-asian="12pt" style:font-size-complex="12pt"/>
    </style:style>
    <style:style style:name="P3" style:family="paragraph" style:parent-style-name="Standard">
      <style:text-properties fo:font-size="12pt" officeooo:rsid="0018b130" officeooo:paragraph-rsid="0018b130" style:font-size-asian="12pt" style:font-size-complex="12pt"/>
    </style:style>
    <style:style style:name="P4" style:family="paragraph" style:parent-style-name="Standard">
      <style:text-properties fo:font-size="12pt" officeooo:rsid="0018b130" officeooo:paragraph-rsid="001932c1" style:font-size-asian="12pt" style:font-size-complex="12pt"/>
    </style:style>
    <style:style style:name="P5" style:family="paragraph" style:parent-style-name="Standard">
      <style:text-properties fo:font-size="12pt" officeooo:rsid="0018b130" officeooo:paragraph-rsid="001cea3d" style:font-size-asian="12pt" style:font-size-complex="12pt"/>
    </style:style>
    <style:style style:name="P6" style:family="paragraph" style:parent-style-name="Standard">
      <style:text-properties fo:font-size="12pt" officeooo:rsid="001932c1" officeooo:paragraph-rsid="001932c1" style:font-size-asian="12pt" style:font-size-complex="12pt"/>
    </style:style>
    <style:style style:name="P7" style:family="paragraph" style:parent-style-name="Standard">
      <style:text-properties fo:font-size="12pt" officeooo:rsid="001cea3d" officeooo:paragraph-rsid="001cea3d" style:font-size-asian="12pt" style:font-size-complex="12pt"/>
    </style:style>
    <style:style style:name="P8" style:family="paragraph" style:parent-style-name="Standard">
      <style:text-properties fo:font-size="12pt" officeooo:rsid="001cea3d" officeooo:paragraph-rsid="001db89d" style:font-size-asian="12pt" style:font-size-complex="12pt"/>
    </style:style>
    <style:style style:name="P9" style:family="paragraph" style:parent-style-name="Standard">
      <style:text-properties fo:font-size="12pt" officeooo:rsid="001cea3d" officeooo:paragraph-rsid="0020a23b" style:font-size-asian="12pt" style:font-size-complex="12pt"/>
    </style:style>
    <style:style style:name="P10" style:family="paragraph" style:parent-style-name="Standard">
      <style:text-properties fo:font-size="12pt" officeooo:rsid="001cea3d" officeooo:paragraph-rsid="0021f5db" style:font-size-asian="12pt" style:font-size-complex="12pt"/>
    </style:style>
    <style:style style:name="P11" style:family="paragraph" style:parent-style-name="Standard">
      <style:text-properties fo:font-size="12pt" officeooo:rsid="001cea3d" officeooo:paragraph-rsid="002591b6" style:font-size-asian="12pt" style:font-size-complex="12pt"/>
    </style:style>
    <style:style style:name="P12" style:family="paragraph" style:parent-style-name="Standard">
      <style:text-properties fo:font-size="12pt" officeooo:rsid="001f8466" officeooo:paragraph-rsid="001f8466" style:font-size-asian="12pt" style:font-size-complex="12pt"/>
    </style:style>
    <style:style style:name="P13" style:family="paragraph" style:parent-style-name="Standard">
      <style:text-properties fo:font-size="12pt" officeooo:rsid="001a26b7" officeooo:paragraph-rsid="001a26b7" style:font-size-asian="12pt" style:font-size-complex="12pt"/>
    </style:style>
    <style:style style:name="P14" style:family="paragraph" style:parent-style-name="Standard">
      <style:text-properties fo:font-size="12pt" officeooo:rsid="001a26b7" officeooo:paragraph-rsid="001abf9a" style:font-size-asian="12pt" style:font-size-complex="12pt"/>
    </style:style>
    <style:style style:name="P15" style:family="paragraph" style:parent-style-name="Standard">
      <style:text-properties fo:font-size="12pt" officeooo:rsid="001abf9a" officeooo:paragraph-rsid="001abf9a" style:font-size-asian="12pt" style:font-size-complex="12pt"/>
    </style:style>
    <style:style style:name="P16" style:family="paragraph" style:parent-style-name="Standard">
      <style:text-properties fo:font-size="12pt" officeooo:rsid="001c4278" officeooo:paragraph-rsid="001abf9a" style:font-size-asian="12pt" style:font-size-complex="12pt"/>
    </style:style>
    <style:style style:name="P17" style:family="paragraph" style:parent-style-name="Standard">
      <style:text-properties fo:font-size="12pt" officeooo:rsid="0020a23b" officeooo:paragraph-rsid="0020a23b" style:font-size-asian="12pt" style:font-size-complex="12pt"/>
    </style:style>
    <style:style style:name="P18" style:family="paragraph" style:parent-style-name="Standard">
      <style:text-properties fo:font-size="12pt" officeooo:rsid="002527a4" officeooo:paragraph-rsid="002527a4" style:font-size-asian="12pt" style:font-size-complex="12pt"/>
    </style:style>
    <style:style style:name="P19" style:family="paragraph" style:parent-style-name="Standard">
      <style:text-properties fo:font-size="12pt" officeooo:rsid="0022e889" officeooo:paragraph-rsid="002527a4" style:font-size-asian="12pt" style:font-size-complex="12pt"/>
    </style:style>
    <style:style style:name="P20" style:family="paragraph" style:parent-style-name="Standard">
      <style:text-properties fo:font-size="12pt" officeooo:rsid="0022e889" officeooo:paragraph-rsid="0022e889" style:font-size-asian="12pt" style:font-size-complex="12pt"/>
    </style:style>
    <style:style style:name="P21" style:family="paragraph" style:parent-style-name="Standard">
      <style:text-properties fo:font-size="12pt" officeooo:rsid="002436d9" officeooo:paragraph-rsid="002436d9" style:font-size-asian="12pt" style:font-size-complex="12pt"/>
    </style:style>
    <style:style style:name="P22" style:family="paragraph" style:parent-style-name="Standard">
      <style:text-properties fo:font-size="12pt" officeooo:rsid="002436d9" officeooo:paragraph-rsid="002527a4" style:font-size-asian="12pt" style:font-size-complex="12pt"/>
    </style:style>
    <style:style style:name="P23" style:family="paragraph" style:parent-style-name="Standard">
      <style:text-properties fo:font-size="12pt" officeooo:rsid="0021f5db" officeooo:paragraph-rsid="0021f5db" style:font-size-asian="12pt" style:font-size-complex="12pt"/>
    </style:style>
    <style:style style:name="P24" style:family="paragraph" style:parent-style-name="Standard">
      <style:text-properties fo:font-size="12pt" officeooo:rsid="002591b6" officeooo:paragraph-rsid="002591b6" style:font-size-asian="12pt" style:font-size-complex="12pt"/>
    </style:style>
    <style:style style:name="P25" style:family="paragraph" style:parent-style-name="Standard">
      <style:text-properties fo:font-size="12pt" officeooo:rsid="00275060" officeooo:paragraph-rsid="00275060" style:font-size-asian="12pt" style:font-size-complex="12pt"/>
    </style:style>
    <style:style style:name="P26" style:family="paragraph" style:parent-style-name="Standard">
      <style:text-properties fo:font-size="12pt" officeooo:rsid="00275060" officeooo:paragraph-rsid="002b24f4" style:font-size-asian="12pt" style:font-size-complex="12pt"/>
    </style:style>
    <style:style style:name="P27" style:family="paragraph" style:parent-style-name="Standard">
      <style:text-properties fo:font-size="12pt" officeooo:rsid="00292eca" officeooo:paragraph-rsid="00292eca" style:font-size-asian="12pt" style:font-size-complex="12pt"/>
    </style:style>
    <style:style style:name="P28" style:family="paragraph" style:parent-style-name="Standard">
      <style:text-properties fo:font-size="12pt" officeooo:rsid="002b24f4" officeooo:paragraph-rsid="002b24f4" style:font-size-asian="12pt" style:font-size-complex="12pt"/>
    </style:style>
    <style:style style:name="P29" style:family="paragraph" style:parent-style-name="Standard">
      <style:text-properties fo:font-size="12pt" officeooo:rsid="002b5fa2" officeooo:paragraph-rsid="002b5fa2" style:font-size-asian="12pt" style:font-size-complex="12pt"/>
    </style:style>
    <style:style style:name="P30" style:family="paragraph" style:parent-style-name="Standard">
      <style:text-properties fo:font-size="12pt" officeooo:rsid="002b5fa2" officeooo:paragraph-rsid="0035de85" style:font-size-asian="12pt" style:font-size-complex="12pt"/>
    </style:style>
    <style:style style:name="P31" style:family="paragraph" style:parent-style-name="Standard">
      <style:text-properties fo:font-size="12pt" officeooo:rsid="002d6e8c" officeooo:paragraph-rsid="002d6e8c" style:font-size-asian="12pt" style:font-size-complex="12pt"/>
    </style:style>
    <style:style style:name="P32" style:family="paragraph" style:parent-style-name="Standard">
      <style:text-properties fo:font-size="12pt" officeooo:paragraph-rsid="002b5fa2" style:font-size-asian="12pt" style:font-size-complex="12pt"/>
    </style:style>
    <style:style style:name="P33" style:family="paragraph" style:parent-style-name="Standard">
      <style:text-properties fo:font-size="12pt" officeooo:rsid="003a2e6c" officeooo:paragraph-rsid="003a2e6c"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fo:font-variant="normal" fo:text-transform="none" fo:color="#333333" fo:letter-spacing="normal" style:font-name-asian="Helvetica" style:font-style-asian="normal" style:font-weight-asian="normal"/>
    </style:style>
    <style:style style:name="T14" style:family="text">
      <style:text-properties officeooo:rsid="003112f9"/>
    </style:style>
    <style:style style:name="T15" style:family="text">
      <style:text-properties officeooo:rsid="003790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方向</text:p>
      <text:p text:style-name="P2">一 <text:s/>如何衡量作文质量</text:p>
      <text:p text:style-name="P2">1 PEG代理量度标准（注重表面结构而忽视文章语义）：作文长度反映流畅性、介词与关系代词等反映句子结构复杂度、词长情况反映文章措辞。</text:p>
      <text:p text:style-name="P2">2 IEA文本相似度分析：单词用法级别的统计模型，允许对文本段落的语义相似性进行分析</text:p>
      <text:p text:style-name="P2"/>
      <text:p text:style-name="P3">3 词性标注、句法分析</text:p>
      <text:p text:style-name="P3"/>
      <text:p text:style-name="P3">4 文章结构评分标准</text:p>
      <text:p text:style-name="P3"><text:tab/>不同的特征项组合对于作文评分的结果影响极大，但是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p>
      <text:p text:style-name="P3"><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3"><text:s/>(1)句子数、平均句长反映了句子的复杂程度。</text:p>
      <text:p text:style-name="P3"><text:s/>(2)三级词汇占比反映了作文中难词的使用情况。单词数量反映了作文的长度，因为大学生英语写作的要求一般为120到150个单词，该特征能检查空作文、过短或者过长的作文。</text:p>
      <text:p text:style-name="P3"><text:s/>(3)平均词长反映了作文整体的单词复杂度。</text:p>
      <text:p text:style-name="P3"><text:tab/> <text:s/>未登录词（OOV）占比、错误词（obvious typos）占比</text:p>
      <text:p text:style-name="P3"><text:tab/> <text:s/>停用词占比 </text:p>
      <text:p text:style-name="P3"><text:tab/> <text:s/>句子连贯性特征，关键字重复率指数 <text:s/></text:p>
      <text:p text:style-name="P3"><text:s/>(4)类符形符比反映了作文使用的词汇多样性，反映文本中词汇的丰富程度。</text:p>
      <text:p text:style-name="P3"><text:s/>(5)单词的类符数量反映了写作者的词汇量。</text:p>
      <text:p text:style-name="P3"><text:s/>(6)动词短语的数量，反映了写作者对动词掌握的情况，这个特征项已经经过前期相关学者的研究，证明<text:tab/>其在大学英语写作中对作文分数具有较高的预测力。</text:p>
      <text:p text:style-name="P3"><text:s/>(7)动词的类符形符比、副词的类符形符比、介词类数以及代词数量反映了作文中各个词性词汇的掌握情况。</text:p>
      <text:p text:style-name="P3"><text:s/></text:p>
      <text:p text:style-name="P4">5 篇章分析 <text:s text:c="2"/></text:p>
      <text:p text:style-name="P4"><text:tab/>文本相似度计算 TF-IDF</text:p>
      <text:p text:style-name="P6">6 主题分析</text:p>
      <text:p text:style-name="P6"><text:tab/>Text_rank关键字抽取</text:p>
      <text:p text:style-name="P3">9.过拟合与高斯正规化</text:p>
      <text:p text:style-name="P3"/>
      <text:p text:style-name="P3">二 <text:s/>中文分词器</text:p>
      <text:p text:style-name="P5"><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text:span><text:soft-page-break/><text:span text:style-name="T3">限，且要进行处理的是非结构化的自然语言文本，因此首先要将词分开来。通过分词算法进行扫描将之改变形态－词的集合。</text:span></text:p>
      <text:p text:style-name="P5"><text:tab/></text:p>
      <text:p text:style-name="P5"><text:span text:style-name="T3">１</text:span>分词的考量维度</text:p>
      <text:p text:style-name="P7">1.1 准确率</text:p>
      <text:p text:style-name="P8"><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7"/>
      <text:p text:style-name="P7">1.2 分词速度</text:p>
      <text:p text:style-name="P7"><text:tab/>中文词语多达成千上万，在语料库如此丰富的情况下，分词速度对于系统友好型的影响十分之大。若想提升分词速度，要选择适合大规模搜索的数据结构。</text:p>
      <text:p text:style-name="P7">1.3可扩展性</text:p>
      <text:p text:style-name="P7"><text:tab/>在词典库不够丰富的情况下，是否允许用户自定义词典，并且可根据分词器之前的分词表现进行自学习。</text:p>
      <text:p text:style-name="P7">1.４词性标注</text:p>
      <text:p text:style-name="P7"><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7">1.5歧义词识别</text:p>
      <text:p text:style-name="P7"><text:tab/>//////<text:span text:style-name="T5">todo</text:span></text:p>
      <text:p text:style-name="P7">1.6未登录词识别</text:p>
      <text:p text:style-name="P7"><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2">1.7 关键词提取</text:p>
      <text:p text:style-name="P12"><text:tab/>识别文本关键词可以分析出中文文本信息的主题，进而分析文章内容与标题的契合度，以此作为评分的一个维度。</text:p>
      <text:p text:style-name="P7"/>
      <text:p text:style-name="P13"/>
      <text:p text:style-name="P13"><text:span text:style-name="T5">2 </text:span>数据结构</text:p>
      <text:p text:style-name="P5"><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4"><text:span text:style-name="T1">1.1 </text:span>Trie树</text:p>
      <text:p text:style-name="P14"><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4"><text:soft-page-break/><text:tab/>Trie要解决的问题：词频统计与前缀匹配。</text:p>
      <text:p text:style-name="P14"><text:tab/>Trie树的特性：</text:p>
      <text:p text:style-name="P15">第一：根节点不包含字符，除根节点外的每一个子节点都包含一个字符。</text:p>
      <text:p text:style-name="P15">第二：从根节点到某一节点，路径上经过的字符连接起来，就是该节点对应的字符串。</text:p>
      <text:p text:style-name="P15">第三：每个单词的公共前缀作为一个字符节点保存。每个节点的所有子节点包含的字符都不相同</text:p>
      <text:p text:style-name="P16">1.2 双数组Trie</text:p>
      <text:p text:style-name="P15">双数组<text:span text:style-name="T2">Trie是基于Trie树的变形的出现是为了解决空间利用率的问题。</text:span></text:p>
      <text:p text:style-name="P15"/>
      <text:p text:style-name="P7">２　中文分词算法</text:p>
      <text:p text:style-name="P9"><text:tab/>现有的分词算法可以分为三类<text:span text:style-name="T6">：</text:span></text:p>
      <text:p text:style-name="P17"><text:tab/><text:tab/>基于词典的分词，即事先准备一个可供分词的词典，根据词典对文本进行切分分词。按照扫描方向的不同，可分为正向最大匹配法、逆向最大匹配法、双向最大匹配法。</text:p>
      <text:p text:style-name="P10"><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9"><text:tab/><text:tab/>基于理解的分词，即进行句法分析与语法分析消除歧义。消除歧义不是只能靠一部词典就可以解决的，进行句法以及语法、篇章分析的目的是通过自然语言处理模拟人类对语言的理解。</text:p>
      <text:p text:style-name="P7">2.1 正向最大匹配算法MM</text:p>
      <text:p text:style-name="P7">基本思想如下所示：</text:p>
      <text:p text:style-name="P18">(1) 通过标点符号的切割将文章分割为句子。</text:p>
      <text:p text:style-name="P18">(2) 循环读入每一个句子。</text:p>
      <text:p text:style-name="P19">(<text:span text:style-name="T9">3</text:span>) 已知词典中长度最长的词条的长度为N，搜索长度为M<text:span text:style-name="T10">，</text:span>处理待分析文本时从左向右选取前N个字符，起始位置Begin<text:span text:style-name="T8">=1，结束位置End=N。</text:span></text:p>
      <text:p text:style-name="P19"><text:span text:style-name="T9">(4)</text:span>文本开始搜索词典中有无该词条。</text:p>
      <text:p text:style-name="P20">(<text:span text:style-name="T9">4</text:span>) 若词典中有该词条，<text:span text:style-name="T9">Begin=Begin</text:span>＋M，<text:span text:style-name="T9">E</text:span>nd<text:span text:style-name="T8">=End+M，M=N，</text:span>重复步骤<text:span text:style-name="T10">(4)</text:span></text:p>
      <text:p text:style-name="P20">(<text:span text:style-name="T9">5</text:span>) 若词典无该词条，<text:span text:style-name="T9">N=N-1,End=End-1，重复步骤(4)</text:span></text:p>
      <text:p text:style-name="P21">(<text:span text:style-name="T9">6</text:span>)若<text:span text:style-name="T10">Begin=End-1</text:span>，且词典中无该词条，即该词条为单字</text:p>
      <text:p text:style-name="P21"><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7">2.2 逆向最大匹配算法RMM</text:p>
      <text:p text:style-name="P7"><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3"/>
      <text:p text:style-name="P18">(1) 通过标点符号的切割将文章分割为句子。</text:p>
      <text:p text:style-name="P18">(2) 循环读入每一个句子，假设句子长度为L。</text:p>
      <text:p text:style-name="P19">(<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19"><text:soft-page-break/><text:span text:style-name="T9">(4) </text:span>文本开始搜索词典中有无该词条。</text:p>
      <text:p text:style-name="P19">(<text:span text:style-name="T9">5</text:span>) 若词典中有该词条，B<text:span text:style-name="T8">egin=Begin-M</text:span>，End<text:span text:style-name="T8">=End-M，M=N，</text:span>重复步骤<text:span text:style-name="T9">(4)</text:span></text:p>
      <text:p text:style-name="P19">(<text:span text:style-name="T9">6</text:span>) 若词典无该词条，M<text:span text:style-name="T9">=M-1,Begin=Begin+1，重复步骤(4)</text:span></text:p>
      <text:p text:style-name="P22">(<text:span text:style-name="T9">7</text:span>) 若Begin<text:span text:style-name="T9">=End-1</text:span>，且词典中无该词条，即该词条为单字</text:p>
      <text:p text:style-name="P22"><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7">2.3 双向最大匹配算法</text:p>
      <text:p text:style-name="P11"><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4"/>
      <text:p text:style-name="P25">2.4 最短路分词</text:p>
      <text:p text:style-name="P27"><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26"><text:tab/> 待分析文本切分成句，生成有向无环图<text:span text:style-name="T11">，即对于待分析文本句子</text:span>, 根据词典进行查询 , 生成几种可能的句子切分<text:span text:style-name="T11">。</text:span></text:p>
      <text:p text:style-name="P26">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25"><text:s text:c="4"/>例如:{0:[1,2,3]} 这样一个简单的DAG, 就是表示0位置开始, 在1,2,3位置都是词, 就是说0~1, 0~2,0~3这三个起始位置之间的字符<text:span text:style-name="T11">。</text:span></text:p>
      <text:p text:style-name="P25"><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28">(1) 遍历DAG图，查找切好的每个词条List在词典中出现的频率<text:span text:style-name="T12">f</text:span>(List)</text:p>
      <text:p text:style-name="P28">(2)若词典中无该词条，则<text:span text:style-name="T12">f</text:span>(List)=<text:span text:style-name="T12">f</text:span>(Min(词典))，即该词条的频率暂定为词典中出现频率最小的词条频率。</text:p>
      <text:p text:style-name="P28">(3)从后向前计算最大概率，设某个节点为N，则动态规划的递归公式为：P(N-1)=<text:span text:style-name="T12">f</text:span>(N-<text:span text:style-name="T12">1</text:span>)*<text:span text:style-name="T12">Max()</text:span></text:p>
      <text:p text:style-name="P25"/>
      <text:p text:style-name="P28">///////<text:span text:style-name="T12">todo <text:s/>知网</text:span></text:p>
      <text:p text:style-name="P28"/>
      <text:p text:style-name="P29">3 未登录词识别</text:p>
      <text:p text:style-name="P29"/>
      <text:p text:style-name="P29">4 关键词识别</text:p>
      <text:p text:style-name="P29"><text:soft-page-break/><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31"><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31"><text:tab/>RageRank算法的公式如下：</text:p>
      <text:p text:style-name="P31"/>
      <text:p text:style-name="P31">////// <text:s/><text:span text:style-name="T14">todo</text:span></text:p>
      <text:p text:style-name="P31"><text:tab/>TextRank算法的公式如下：</text:p>
      <text:p text:style-name="P31">///////</text:p>
      <text:p text:style-name="P32"><text:span text:style-name="T13"/></text:p>
      <text:p text:style-name="P29">5 <text:s/>词性标注</text:p>
      <text:p text:style-name="P30"><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p>
      <text:p text:style-name="P30"><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5">80%的准确率。</text:span></text:p>
      <text:p text:style-name="P29"><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29"><text:tab/>基于隐马尔可夫模型的词性标注过程：</text:p>
      <text:p text:style-name="P33">(1) 训练语料，统计各单词词性出现频率，形成核心词典。</text:p>
      <text:p text:style-name="P33">(2) 统计各标签的转移频次，得到转移矩阵。</text:p>
      <text:p text:style-name="P33">(3) 利用转移矩阵和核心词典词频计算出隐马尔可夫模型的初始概率，转移概率，发射概率。</text:p>
      <text:p text:style-name="P33">(4) 利用维特比(Viterbi)算法求得最大概率路径。</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0T12:32:08.820140931</dc:date>
    <meta:editing-duration>PT57M57S</meta:editing-duration>
    <meta:editing-cycles>8</meta:editing-cycles>
    <meta:generator>LibreOffice/5.1.6.2$Linux_X86_64 LibreOffice_project/10m0$Build-2</meta:generator>
    <meta:document-statistic meta:table-count="0" meta:image-count="0" meta:object-count="0" meta:page-count="5" meta:paragraph-count="107" meta:word-count="4720" meta:character-count="5373" meta:non-whitespace-character-count="5237"/>
  </office:meta>
</office:document-meta>
</file>